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2.jpg" manifest:media-type="image/jpe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image text:level="1" xlink:href="media/image1.gif" xlink:type="simple" xlink:show="embed" xlink:actuate="onLoad">
        <style:list-level-properties text:space-before="0.098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3486in" fo:text-indent="-0.25in"/>
        </style:list-level-properties>
      </text:list-level-style-image>
      <text:list-level-style-bullet text:level="2" text:style-name="WW_CharLFO6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298in" style:use-optimal-column-width="false"/>
    </style:style>
    <style:style style:name="TableColumn31" style:family="table-column">
      <style:table-column-properties style:column-width="4.0548in" style:use-optimal-column-width="false"/>
    </style:style>
    <style:style style:name="Table29" style:family="table">
      <style:table-properties style:width="6.1847in" fo:margin-left="0in" table:align="left"/>
    </style:style>
    <style:style style:name="TableRow32" style:family="table-row">
      <style:table-row-properties style:row-height="0.4819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77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98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33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29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4819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4819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34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29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979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4819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T10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10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1" style:parent-style-name="Standard" style:family="paragraph">
      <style:paragraph-properties fo:text-align="center"/>
      <style:text-properties style:font-name="Arial" style:font-name-complex="Arial" fo:font-weight="bold" style:font-weight-asian="bold" fo:language="es" fo:country="MX"/>
    </style:style>
    <style:style style:name="P11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3" style:parent-style-name="Standard" style:family="paragraph">
      <style:paragraph-properties fo:text-align="justify"/>
    </style:style>
    <style:style style:name="T11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P118" style:parent-style-name="Standard" style:family="paragraph">
      <style:text-properties style:font-name="Arial" style:font-name-complex="Arial" fo:language="es" fo:country="MX"/>
    </style:style>
    <style:style style:name="P119" style:parent-style-name="Standard" style:family="paragraph"/>
    <style:style style:name="T120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21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22" style:parent-style-name="Standard" style:family="paragraph">
      <style:text-properties style:font-name="Arial" style:font-name-complex="Arial" fo:font-weight="bold" style:font-weight-asian="bold" fo:color="#002060" fo:language="es" fo:country="MX"/>
    </style:style>
    <style:style style:name="P123" style:parent-style-name="Standard" style:family="paragraph">
      <style:text-properties style:font-name="Arial" style:font-name-complex="Arial" fo:color="#002060" fo:language="es" fo:country="MX"/>
    </style:style>
    <style:style style:name="P124" style:parent-style-name="Standard" style:family="paragraph">
      <style:text-properties style:font-name="Arial" style:font-name-complex="Arial"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style:font-name="Arial" style:font-name-complex="Arial" fo:language="es" fo:country="MX"/>
    </style:style>
    <style:style style:name="T127" style:parent-style-name="Fuentedepárrafopredeter." style:family="text">
      <style:text-properties style:font-name="Arial" style:font-name-complex="Arial" fo:language="es" fo:country="MX"/>
    </style:style>
    <style:style style:name="T128" style:parent-style-name="Fuentedepárrafopredeter." style:family="text">
      <style:text-properties style:font-name="Arial" style:font-name-complex="Arial" fo:color="#002060" fo:language="es" fo:country="MX"/>
    </style:style>
    <style:style style:name="P129" style:parent-style-name="Standard" style:family="paragraph">
      <style:text-properties style:font-name="Arial" style:font-name-complex="Arial" fo:language="es" fo:country="MX"/>
    </style:style>
    <style:style style:name="T130" style:parent-style-name="Fuentedepárrafopredeter." style:family="text">
      <style:text-properties style:font-name="Arial" style:font-name-complex="Arial" fo:language="es" fo:country="MX"/>
    </style:style>
    <style:style style:name="T131" style:parent-style-name="Fuentedepárrafopredeter." style:family="text">
      <style:text-properties style:font-name="Arial" style:font-name-complex="Arial" fo:color="#002060" fo:language="es" fo:country="MX"/>
    </style:style>
    <style:style style:name="P132" style:parent-style-name="Standard" style:family="paragraph">
      <style:text-properties style:font-name="Arial" style:font-name-complex="Arial" fo:language="es" fo:country="MX"/>
    </style:style>
    <style:style style:name="T133" style:parent-style-name="Fuentedepárrafopredeter." style:family="text">
      <style:text-properties style:font-name="Arial" style:font-name-complex="Arial" fo:color="#002060" fo:language="es" fo:country="MX"/>
    </style:style>
    <style:style style:name="T134" style:parent-style-name="Fuentedepárrafopredeter." style:family="text">
      <style:text-properties style:font-name="Arial" style:font-name-complex="Arial" fo:language="es" fo:country="MX"/>
    </style:style>
    <style:style style:name="T135" style:parent-style-name="Fuentedepárrafopredeter." style:family="text">
      <style:text-properties style:font-name="Arial" style:font-name-complex="Arial" fo:language="es" fo:country="MX"/>
    </style:style>
    <style:style style:name="T136" style:parent-style-name="Fuentedepárrafopredeter." style:family="text">
      <style:text-properties style:font-name="Arial" style:font-name-complex="Arial" fo:language="es" fo:country="MX"/>
    </style:style>
    <style:style style:name="P137" style:parent-style-name="Standard" style:family="paragraph">
      <style:text-properties style:font-name="Arial" style:font-name-complex="Arial" fo:language="es" fo:country="MX"/>
    </style:style>
    <style:style style:name="T138" style:parent-style-name="Fuentedepárrafopredeter." style:family="text">
      <style:text-properties style:font-name="Arial" style:font-name-complex="Arial" fo:color="#002060" fo:language="es" fo:country="MX"/>
    </style:style>
    <style:style style:name="T139" style:parent-style-name="Fuentedepárrafopredeter." style:family="text">
      <style:text-properties style:font-name="Arial" style:font-name-complex="Arial" fo:language="es" fo:country="MX"/>
    </style:style>
    <style:style style:name="P140" style:parent-style-name="Standard" style:family="paragraph">
      <style:text-properties style:font-name="Arial" style:font-name-complex="Arial" fo:language="es" fo:country="MX"/>
    </style:style>
    <style:style style:name="T141" style:parent-style-name="Fuentedepárrafopredeter." style:family="text">
      <style:text-properties style:font-name="Arial" style:font-name-complex="Arial" fo:color="#002060" fo:language="es" fo:country="MX"/>
    </style:style>
    <style:style style:name="T142" style:parent-style-name="Fuentedepárrafopredeter." style:family="text">
      <style:text-properties style:font-name="Arial" style:font-name-complex="Arial" fo:language="es" fo:country="MX"/>
    </style:style>
    <style:style style:name="P143" style:parent-style-name="Standard" style:family="paragraph">
      <style:text-properties style:font-name="Arial" style:font-name-complex="Arial" fo:language="es" fo:country="MX"/>
    </style:style>
    <style:style style:name="T144" style:parent-style-name="Fuentedepárrafopredeter." style:family="text">
      <style:text-properties style:font-name="Arial" style:font-name-complex="Arial" fo:color="#002060" fo:language="es" fo:country="MX"/>
    </style:style>
    <style:style style:name="T145" style:parent-style-name="Fuentedepárrafopredeter." style:family="text">
      <style:text-properties style:font-name="Arial" style:font-name-complex="Arial" fo:language="es" fo:country="MX"/>
    </style:style>
    <style:style style:name="P146" style:parent-style-name="Standard" style:family="paragraph">
      <style:text-properties style:font-name="Arial" style:font-name-complex="Arial" fo:language="es" fo:country="MX"/>
    </style:style>
    <style:style style:name="P147" style:parent-style-name="Standard" style:family="paragraph">
      <style:text-properties style:font-name="Arial" style:font-name-complex="Arial" fo:language="es" fo:country="MX"/>
    </style:style>
    <style:style style:name="P148" style:parent-style-name="Standard" style:family="paragraph">
      <style:text-properties style:font-name="Arial" style:font-name-complex="Arial" fo:language="es" fo:country="MX"/>
    </style:style>
    <style:style style:name="T149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50" style:parent-style-name="Fuentedepárrafopredeter." style:family="text">
      <style:text-properties style:font-name="Arial" style:font-name-complex="Arial" fo:language="es" fo:country="MX"/>
    </style:style>
    <style:style style:name="T151" style:parent-style-name="Fuentedepárrafopredeter." style:family="text">
      <style:text-properties style:font-name="Arial" style:font-name-complex="Arial" fo:color="#002060" fo:language="es" fo:country="MX"/>
    </style:style>
    <style:style style:name="T152" style:parent-style-name="Fuentedepárrafopredeter." style:family="text">
      <style:text-properties style:font-name="Arial" style:font-name-complex="Arial" fo:language="es" fo:country="MX"/>
    </style:style>
    <style:style style:name="T153" style:parent-style-name="Fuentedepárrafopredeter." style:family="text">
      <style:text-properties style:font-name="Arial" style:font-name-complex="Arial" fo:color="#002060" fo:language="es" fo:country="MX"/>
    </style:style>
    <style:style style:name="P154" style:parent-style-name="Standard" style:family="paragraph">
      <style:text-properties style:font-name="Arial" style:font-name-complex="Arial" fo:language="es" fo:country="MX"/>
    </style:style>
    <style:style style:name="T155" style:parent-style-name="Fuentedepárrafopredeter." style:family="text">
      <style:text-properties style:font-name="Arial" style:font-name-complex="Arial" fo:language="es" fo:country="MX"/>
    </style:style>
    <style:style style:name="T156" style:parent-style-name="Fuentedepárrafopredeter." style:family="text">
      <style:text-properties style:font-name="Arial" style:font-name-complex="Arial" fo:color="#002060" fo:language="es" fo:country="MX"/>
    </style:style>
    <style:style style:name="T157" style:parent-style-name="Fuentedepárrafopredeter." style:family="text">
      <style:text-properties style:font-name="Arial" style:font-name-complex="Arial" fo:language="es" fo:country="MX"/>
    </style:style>
    <style:style style:name="T158" style:parent-style-name="Fuentedepárrafopredeter." style:family="text">
      <style:text-properties style:font-name="Arial" style:font-name-complex="Arial" fo:color="#002060" fo:language="es" fo:country="MX"/>
    </style:style>
    <style:style style:name="T159" style:parent-style-name="Fuentedepárrafopredeter." style:family="text">
      <style:text-properties style:font-name="Arial" style:font-name-complex="Arial" fo:language="es" fo:country="MX"/>
    </style:style>
    <style:style style:name="T160" style:parent-style-name="Fuentedepárrafopredeter." style:family="text">
      <style:text-properties style:font-name="Arial" style:font-name-complex="Arial" fo:color="#002060" fo:language="es" fo:country="MX"/>
    </style:style>
    <style:style style:name="T161" style:parent-style-name="Fuentedepárrafopredeter." style:family="text">
      <style:text-properties style:font-name="Arial" style:font-name-complex="Arial" fo:language="es" fo:country="MX"/>
    </style:style>
    <style:style style:name="T162" style:parent-style-name="Fuentedepárrafopredeter." style:family="text">
      <style:text-properties style:font-name="Arial" style:font-name-complex="Arial" fo:language="es" fo:country="MX"/>
    </style:style>
    <style:style style:name="T163" style:parent-style-name="Fuentedepárrafopredeter." style:family="text">
      <style:text-properties style:font-name="Arial" style:font-name-complex="Arial" fo:color="#002060" fo:language="es" fo:country="MX"/>
    </style:style>
    <style:style style:name="T164" style:parent-style-name="Fuentedepárrafopredeter." style:family="text">
      <style:text-properties style:font-name="Arial" style:font-name-complex="Arial" fo:language="es" fo:country="MX"/>
    </style:style>
    <style:style style:name="T165" style:parent-style-name="Fuentedepárrafopredeter." style:family="text">
      <style:text-properties style:font-name="Arial" style:font-name-complex="Arial" fo:language="es" fo:country="MX"/>
    </style:style>
    <style:style style:name="T166" style:parent-style-name="Fuentedepárrafopredeter." style:family="text">
      <style:text-properties style:font-name="Arial" style:font-name-complex="Arial" fo:language="es" fo:country="MX"/>
    </style:style>
    <style:style style:name="T167" style:parent-style-name="Fuentedepárrafopredeter." style:family="text">
      <style:text-properties style:font-name="Arial" style:font-name-complex="Arial" fo:color="#002060" fo:language="es" fo:country="MX"/>
    </style:style>
    <style:style style:name="T168" style:parent-style-name="Fuentedepárrafopredeter." style:family="text">
      <style:text-properties style:font-name="Arial" style:font-name-complex="Arial" fo:language="es" fo:country="MX"/>
    </style:style>
    <style:style style:name="T169" style:parent-style-name="Fuentedepárrafopredeter." style:family="text">
      <style:text-properties style:font-name="Arial" style:font-name-complex="Arial" fo:language="es" fo:country="MX"/>
    </style:style>
    <style:style style:name="T170" style:parent-style-name="Fuentedepárrafopredeter." style:family="text">
      <style:text-properties style:font-name="Arial" style:font-name-complex="Arial" fo:language="es" fo:country="MX"/>
    </style:style>
    <style:style style:name="P171" style:parent-style-name="Standard" style:family="paragraph">
      <style:text-properties style:font-name="Arial" style:font-name-complex="Arial" fo:language="es" fo:country="MX"/>
    </style:style>
    <style:style style:name="P172" style:parent-style-name="Standard" style:family="paragraph">
      <style:text-properties style:font-name="Arial" style:font-name-complex="Arial" fo:color="#002060" fo:language="es" fo:country="MX"/>
    </style:style>
    <style:style style:name="P173" style:parent-style-name="Standard" style:family="paragraph">
      <style:text-properties style:font-name="Arial" style:font-name-complex="Arial" fo:language="es" fo:country="MX"/>
    </style:style>
    <style:style style:name="P174" style:parent-style-name="Standard" style:family="paragraph">
      <style:text-properties style:font-name="Arial" style:font-name-complex="Arial" fo:language="es" fo:country="MX"/>
    </style:style>
    <style:style style:name="P175" style:parent-style-name="Standard" style:family="paragraph">
      <style:text-properties style:font-name="Arial" style:font-name-complex="Arial" fo:language="es" fo:country="MX"/>
    </style:style>
    <style:style style:name="T176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T177" style:parent-style-name="Fuentedepárrafopredeter." style:family="text">
      <style:text-properties style:font-name="Arial" style:font-name-complex="Arial" fo:language="es" fo:country="MX"/>
    </style:style>
    <style:style style:name="T178" style:parent-style-name="Fuentedepárrafopredeter." style:family="text">
      <style:text-properties style:font-name="Arial" style:font-name-complex="Arial" fo:language="es" fo:country="MX"/>
    </style:style>
    <style:style style:name="T179" style:parent-style-name="Fuentedepárrafopredeter." style:family="text">
      <style:text-properties style:font-name="Arial" style:font-name-complex="Arial" fo:language="es" fo:country="MX"/>
    </style:style>
    <style:style style:name="T180" style:parent-style-name="Fuentedepárrafopredeter." style:family="text">
      <style:text-properties style:font-name="Arial" style:font-name-complex="Arial" fo:color="#002060" fo:language="es" fo:country="MX"/>
    </style:style>
    <style:style style:name="T181" style:parent-style-name="Fuentedepárrafopredeter." style:family="text">
      <style:text-properties style:font-name="Arial" style:font-name-complex="Arial" fo:language="es" fo:country="MX"/>
    </style:style>
    <style:style style:name="T182" style:parent-style-name="Fuentedepárrafopredeter." style:family="text">
      <style:text-properties style:font-name="Arial" style:font-name-complex="Arial" fo:color="#002060" fo:language="es" fo:country="MX"/>
    </style:style>
    <style:style style:name="P183" style:parent-style-name="Standard" style:family="paragraph">
      <style:text-properties style:font-name="Arial" style:font-name-complex="Arial" fo:language="es" fo:country="MX"/>
    </style:style>
    <style:style style:name="T184" style:parent-style-name="Fuentedepárrafopredeter." style:family="text">
      <style:text-properties style:font-name="Arial" style:font-name-complex="Arial" fo:language="es" fo:country="MX"/>
    </style:style>
    <style:style style:name="T185" style:parent-style-name="Fuentedepárrafopredeter." style:family="text">
      <style:text-properties style:font-name="Arial" style:font-name-complex="Arial" fo:language="es" fo:country="MX"/>
    </style:style>
    <style:style style:name="T186" style:parent-style-name="Fuentedepárrafopredeter." style:family="text">
      <style:text-properties style:font-name="Arial" style:font-name-complex="Arial" fo:language="es" fo:country="MX"/>
    </style:style>
    <style:style style:name="T187" style:parent-style-name="Fuentedepárrafopredeter." style:family="text">
      <style:text-properties style:font-name="Arial" style:font-name-complex="Arial" fo:color="#002060" fo:language="es" fo:country="MX"/>
    </style:style>
    <style:style style:name="T188" style:parent-style-name="Fuentedepárrafopredeter." style:family="text">
      <style:text-properties style:font-name="Arial" style:font-name-complex="Arial" fo:language="es" fo:country="MX"/>
    </style:style>
    <style:style style:name="T189" style:parent-style-name="Fuentedepárrafopredeter." style:family="text">
      <style:text-properties style:font-name="Arial" style:font-name-complex="Arial" fo:color="#002060" fo:language="es" fo:country="MX"/>
    </style:style>
    <style:style style:name="T190" style:parent-style-name="Fuentedepárrafopredeter." style:family="text">
      <style:text-properties style:font-name="Arial" style:font-name-complex="Arial" fo:language="es" fo:country="MX"/>
    </style:style>
    <style:style style:name="T191" style:parent-style-name="Fuentedepárrafopredeter." style:family="text">
      <style:text-properties style:font-name="Arial" style:font-name-complex="Arial" fo:color="#002060" fo:language="es" fo:country="MX"/>
    </style:style>
    <style:style style:name="T192" style:parent-style-name="Fuentedepárrafopredeter." style:family="text">
      <style:text-properties style:font-name="Arial" style:font-name-complex="Arial" fo:language="es" fo:country="MX"/>
    </style:style>
    <style:style style:name="T193" style:parent-style-name="Fuentedepárrafopredeter." style:family="text">
      <style:text-properties style:font-name="Arial" style:font-name-complex="Arial" fo:color="#002060" fo:language="es" fo:country="MX"/>
    </style:style>
    <style:style style:name="T194" style:parent-style-name="Fuentedepárrafopredeter." style:family="text">
      <style:text-properties style:font-name="Arial" style:font-name-complex="Arial" fo:language="es" fo:country="MX"/>
    </style:style>
    <style:style style:name="T195" style:parent-style-name="Fuentedepárrafopredeter." style:family="text">
      <style:text-properties style:font-name="Arial" style:font-name-complex="Arial" fo:color="#002060" fo:language="es" fo:country="MX"/>
    </style:style>
    <style:style style:name="T196" style:parent-style-name="Fuentedepárrafopredeter." style:family="text">
      <style:text-properties style:font-name="Arial" style:font-name-complex="Arial" fo:language="es" fo:country="MX"/>
    </style:style>
    <style:style style:name="P197" style:parent-style-name="Standard" style:family="paragraph">
      <style:text-properties style:font-name="Arial" style:font-name-complex="Arial" fo:language="es" fo:country="MX"/>
    </style:style>
    <style:style style:name="P198" style:parent-style-name="Standard" style:family="paragraph">
      <style:text-properties style:font-name="Arial" style:font-name-complex="Arial" fo:language="es" fo:country="MX"/>
    </style:style>
    <style:style style:name="T199" style:parent-style-name="Fuentedepárrafopredeter." style:family="text">
      <style:text-properties style:font-name="Arial" style:font-name-complex="Arial" fo:language="es" fo:country="MX"/>
    </style:style>
    <style:style style:name="T200" style:parent-style-name="Fuentedepárrafopredeter." style:family="text">
      <style:text-properties style:font-name="Arial" style:font-name-complex="Arial" fo:language="es" fo:country="MX"/>
    </style:style>
    <style:style style:name="T201" style:parent-style-name="Fuentedepárrafopredeter." style:family="text">
      <style:text-properties style:font-name="Arial" style:font-name-complex="Arial" fo:color="#002060" fo:language="es" fo:country="MX"/>
    </style:style>
    <style:style style:name="P202" style:parent-style-name="Standard" style:family="paragraph">
      <style:text-properties style:font-name="Arial" style:font-name-complex="Arial" fo:color="#002060" fo:language="es" fo:country="MX"/>
    </style:style>
    <style:style style:name="T203" style:parent-style-name="Fuentedepárrafopredeter." style:family="text">
      <style:text-properties style:font-name="Arial" style:font-name-complex="Arial" fo:color="#002060" fo:language="es" fo:country="MX"/>
    </style:style>
    <style:style style:name="T204" style:parent-style-name="Fuentedepárrafopredeter." style:family="text">
      <style:text-properties style:font-name="Arial" style:font-name-complex="Arial" fo:color="#002060" fo:language="es" fo:country="MX"/>
    </style:style>
    <style:style style:name="T205" style:parent-style-name="Fuentedepárrafopredeter." style:family="text">
      <style:text-properties style:font-name="Arial" style:font-name-complex="Arial" fo:color="#002060" fo:language="es" fo:country="MX"/>
    </style:style>
    <style:style style:name="T206" style:parent-style-name="Fuentedepárrafopredeter." style:family="text">
      <style:text-properties style:font-name="Arial" style:font-name-complex="Arial" fo:language="es" fo:country="MX"/>
    </style:style>
    <style:style style:name="P207" style:parent-style-name="Standard" style:family="paragraph">
      <style:text-properties style:font-name="Arial" style:font-name-complex="Arial" fo:language="es" fo:country="MX"/>
    </style:style>
    <style:style style:name="T208" style:parent-style-name="Fuentedepárrafopredeter." style:family="text">
      <style:text-properties style:font-name="Arial" style:font-name-complex="Arial" fo:language="es" fo:country="MX"/>
    </style:style>
    <style:style style:name="T209" style:parent-style-name="Fuentedepárrafopredeter." style:family="text">
      <style:text-properties style:font-name="Arial" style:font-name-complex="Arial" fo:color="#002060" fo:language="es" fo:country="MX"/>
    </style:style>
    <style:style style:name="T210" style:parent-style-name="Fuentedepárrafopredeter." style:family="text">
      <style:text-properties style:font-name="Arial" style:font-name-complex="Arial" fo:color="#002060" fo:language="es" fo:country="MX"/>
    </style:style>
    <style:style style:name="T211" style:parent-style-name="Fuentedepárrafopredeter." style:family="text">
      <style:text-properties style:font-name="Arial" style:font-name-complex="Arial" fo:color="#002060" fo:language="es" fo:country="MX"/>
    </style:style>
    <style:style style:name="T212" style:parent-style-name="Fuentedepárrafopredeter." style:family="text">
      <style:text-properties style:font-name="Arial" style:font-name-complex="Arial" fo:color="#002060" fo:language="es" fo:country="MX"/>
    </style:style>
    <style:style style:name="T213" style:parent-style-name="Fuentedepárrafopredeter." style:family="text">
      <style:text-properties style:font-name="Arial" style:font-name-complex="Arial" fo:language="es" fo:country="MX"/>
    </style:style>
    <style:style style:name="T214" style:parent-style-name="Fuentedepárrafopredeter." style:family="text">
      <style:text-properties style:font-name="Arial" style:font-name-complex="Arial" fo:language="es" fo:country="MX"/>
    </style:style>
    <style:style style:name="T215" style:parent-style-name="Fuentedepárrafopredeter." style:family="text">
      <style:text-properties style:font-name="Arial" style:font-name-complex="Arial" fo:color="#002060" fo:language="es" fo:country="MX"/>
    </style:style>
    <style:style style:name="P216" style:parent-style-name="Standard" style:family="paragraph">
      <style:text-properties style:font-name="Arial" style:font-name-complex="Arial" fo:color="#002060" fo:language="es" fo:country="MX"/>
    </style:style>
    <style:style style:name="P217" style:parent-style-name="Standard" style:family="paragraph">
      <style:text-properties style:font-name="Arial" style:font-name-complex="Arial" fo:color="#002060" fo:language="es" fo:country="MX"/>
    </style:style>
    <style:style style:name="P218" style:parent-style-name="Standard" style:family="paragraph">
      <style:text-properties style:font-name="Arial" style:font-name-complex="Arial" fo:language="es" fo:country="MX"/>
    </style:style>
    <style:style style:name="P219" style:parent-style-name="Standard" style:family="paragraph">
      <style:text-properties style:font-name="Arial" style:font-name-complex="Arial" fo:language="es" fo:country="MX"/>
    </style:style>
    <style:style style:name="T220" style:parent-style-name="Fuentedepárrafopredeter." style:family="text">
      <style:text-properties style:font-name="Arial" style:font-name-complex="Arial" fo:color="#002060" fo:language="es" fo:country="MX"/>
    </style:style>
    <style:style style:name="T221" style:parent-style-name="Fuentedepárrafopredeter." style:family="text">
      <style:text-properties style:font-name="Arial" style:font-name-complex="Arial" fo:language="es" fo:country="MX"/>
    </style:style>
    <style:style style:name="P222" style:parent-style-name="Standard" style:family="paragraph">
      <style:paragraph-properties fo:margin-left="0.8402in">
        <style:tab-stops/>
      </style:paragraph-properties>
    </style:style>
    <style:style style:name="T223" style:parent-style-name="Fuentedepárrafopredeter." style:family="text">
      <style:text-properties style:font-name="Arial" style:font-name-complex="Arial" fo:language="es" fo:country="MX"/>
    </style:style>
    <style:style style:name="P224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25" style:parent-style-name="Standard" style:family="paragraph">
      <style:text-properties style:font-name="Arial" style:font-name-complex="Arial" fo:language="es" fo:country="MX"/>
    </style:style>
    <style:style style:name="P226" style:parent-style-name="Standard" style:family="paragraph">
      <style:text-properties style:font-name="Arial" style:font-name-complex="Arial" fo:color="#002060" fo:language="es" fo:country="MX"/>
    </style:style>
    <style:style style:name="P227" style:parent-style-name="Standard" style:family="paragraph">
      <style:text-properties style:font-name="Arial" style:font-name-complex="Arial" fo:language="es" fo:country="MX"/>
    </style:style>
    <style:style style:name="T228" style:parent-style-name="Fuentedepárrafopredeter." style:family="text">
      <style:text-properties style:font-name="Arial" style:font-name-complex="Arial" fo:language="es" fo:country="MX"/>
    </style:style>
    <style:style style:name="T229" style:parent-style-name="Fuentedepárrafopredeter." style:family="text">
      <style:text-properties style:font-name="Arial" style:font-name-complex="Arial" fo:color="#002060" fo:language="es" fo:country="MX"/>
    </style:style>
    <style:style style:name="P230" style:parent-style-name="Standard" style:family="paragraph">
      <style:text-properties style:font-name="Arial" style:font-name-complex="Arial" fo:language="es" fo:country="MX"/>
    </style:style>
    <style:style style:name="T231" style:parent-style-name="Fuentedepárrafopredeter." style:family="text">
      <style:text-properties style:font-name="Arial" style:font-name-complex="Arial" fo:color="#002060" fo:language="es" fo:country="MX"/>
    </style:style>
    <style:style style:name="T232" style:parent-style-name="Fuentedepárrafopredeter." style:family="text">
      <style:text-properties style:font-name="Arial" style:font-name-complex="Arial" fo:color="#002060" fo:language="es" fo:country="MX"/>
    </style:style>
    <style:style style:name="T233" style:parent-style-name="Fuentedepárrafopredeter." style:family="text">
      <style:text-properties style:font-name="Arial" style:font-name-complex="Arial" fo:language="es" fo:country="MX"/>
    </style:style>
    <style:style style:name="T234" style:parent-style-name="Fuentedepárrafopredeter." style:family="text">
      <style:text-properties style:font-name="Arial" style:font-name-complex="Arial" fo:color="#002060" fo:language="es" fo:country="MX"/>
    </style:style>
    <style:style style:name="P235" style:parent-style-name="Standard" style:family="paragraph">
      <style:text-properties style:font-name="Arial" style:font-name-complex="Arial" fo:color="#002060" fo:language="es" fo:country="MX"/>
    </style:style>
    <style:style style:name="T236" style:parent-style-name="Fuentedepárrafopredeter." style:family="text">
      <style:text-properties style:font-name="Arial" style:font-name-complex="Arial" fo:color="#002060" fo:language="es" fo:country="MX"/>
    </style:style>
    <style:style style:name="T237" style:parent-style-name="Fuentedepárrafopredeter." style:family="text">
      <style:text-properties style:font-name="Arial" style:font-name-complex="Arial" fo:language="es" fo:country="MX"/>
    </style:style>
    <style:style style:name="P238" style:parent-style-name="Standard" style:family="paragraph">
      <style:text-properties style:font-name="Arial" style:font-name-complex="Arial" fo:language="es" fo:country="MX"/>
    </style:style>
    <style:style style:name="P239" style:parent-style-name="Standard" style:family="paragraph">
      <style:text-properties style:font-name="Arial" style:font-name-complex="Arial" fo:language="es" fo:country="MX"/>
    </style:style>
    <style:style style:name="P240" style:parent-style-name="Standard" style:family="paragraph">
      <style:text-properties style:font-name="Arial" style:font-name-complex="Arial" fo:language="es" fo:country="MX"/>
    </style:style>
    <style:style style:name="T241" style:parent-style-name="Fuentedepárrafopredeter." style:family="text">
      <style:text-properties style:font-name="Arial" style:font-name-complex="Arial" fo:color="#002060" fo:language="es" fo:country="MX"/>
    </style:style>
    <style:style style:name="T242" style:parent-style-name="Fuentedepárrafopredeter." style:family="text">
      <style:text-properties style:font-name="Arial" style:font-name-complex="Arial" fo:color="#002060" fo:language="es" fo:country="MX"/>
    </style:style>
    <style:style style:name="T243" style:parent-style-name="Fuentedepárrafopredeter." style:family="text">
      <style:text-properties style:font-name="Arial" style:font-name-complex="Arial" fo:language="es" fo:country="MX"/>
    </style:style>
    <style:style style:name="T244" style:parent-style-name="Fuentedepárrafopredeter." style:family="text">
      <style:text-properties style:font-name="Arial" style:font-name-complex="Arial" fo:color="#002060" fo:language="es" fo:country="MX"/>
    </style:style>
    <style:style style:name="T245" style:parent-style-name="Fuentedepárrafopredeter." style:family="text">
      <style:text-properties style:font-name="Arial" style:font-name-complex="Arial" fo:language="es" fo:country="MX"/>
    </style:style>
    <style:style style:name="T246" style:parent-style-name="Fuentedepárrafopredeter." style:family="text">
      <style:text-properties style:font-name="Arial" style:font-name-complex="Arial" fo:language="es" fo:country="MX"/>
    </style:style>
    <style:style style:name="P247" style:parent-style-name="Standard" style:family="paragraph">
      <style:paragraph-properties>
        <style:tab-stops>
          <style:tab-stop style:type="left" style:position="2.6041in"/>
        </style:tab-stops>
      </style:paragraph-properties>
      <style:text-properties style:font-name="Arial" style:font-name-complex="Arial" fo:language="es" fo:country="MX"/>
    </style:style>
    <style:style style:name="P248" style:parent-style-name="Standard" style:family="paragraph">
      <style:text-properties style:font-name="Arial" style:font-name-complex="Arial" fo:color="#002060" fo:language="es" fo:country="MX"/>
    </style:style>
    <style:style style:name="P249" style:parent-style-name="Standard" style:family="paragraph">
      <style:text-properties style:font-name="Arial" style:font-name-complex="Arial" fo:language="es" fo:country="MX"/>
    </style:style>
    <style:style style:name="P250" style:parent-style-name="Standard" style:family="paragraph">
      <style:text-properties style:font-name="Arial" style:font-name-complex="Arial" fo:language="es" fo:country="MX"/>
    </style:style>
    <style:style style:name="P251" style:parent-style-name="Standard" style:family="paragraph">
      <style:text-properties style:font-name="Arial" style:font-name-complex="Arial" fo:language="es" fo:country="MX"/>
    </style:style>
    <style:style style:name="P252" style:parent-style-name="Standard" style:family="paragraph">
      <style:text-properties style:font-name="Arial" style:font-name-complex="Arial" fo:color="#002060" fo:language="es" fo:country="MX"/>
    </style:style>
    <style:style style:name="P253" style:parent-style-name="Standard" style:family="paragraph">
      <style:text-properties style:font-name="Arial" style:font-name-complex="Arial" fo:language="es" fo:country="MX"/>
    </style:style>
    <style:style style:name="P254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55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256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00206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2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3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CERVERA LÓPEZ LILIAN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  <text:p text:style-name="P70">MONTIEL VERA DANIEL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  <text:p text:style-name="P76">MORENO MARTÍNEZ INGRID<text:s/>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8-I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1ro DE SEPTIEMBRE DE 2017<text:s/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Standard"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CALIFICACIÓN: __________</text:span></text:p>
      <text:p text:style-name="P110"/>
      <text:p text:style-name="P111">PSEUDOCÓDIGO</text:p>
      <text:p text:style-name="P112"/>
      <text:list text:style-name="LFO1" text:continue-numbering="true">
        <text:list-item>
          <text:p text:style-name="P113"><text:span text:style-name="T114">Objetivo: Realizar un pseudocódigo capaz de incrementar en uno un número de 3 dígitos. Utilizando la semántica y sintaxis establecidos en la práctica 5 de laboratorio de Fundamentos de Programación.<text:s/></text:span></text:p>
        </text:list-item>
      </text:list>
      <text:p text:style-name="P115"/>
      <text:p text:style-name="P116">Se realizó dos pseudocódigos, el primero<text:s/>reconoce cada dígito de la cifra como un carácter mientras el segundo<text:s/>reconoce la cifra<text:s/>de tres dígitos como un número.<text:s/></text:p>
      <text:p text:style-name="P117"/>
      <text:p text:style-name="P118"/>
      <text:list text:style-name="LFO6" text:continue-numbering="true">
        <text:list-item>
          <text:p text:style-name="P119"><text:span text:style-name="T120">Primer<text:s/></text:span><text:span text:style-name="T121"><text:s/>Pseudocódigo “Suma en caracteres”<text:s/></text:span></text:p>
        </text:list-item>
      </text:list>
      <text:p text:style-name="P122"/>
      <text:p text:style-name="P123">INICIO<text:s/></text:p>
      <text:p text:style-name="P124"/>
      <text:p text:style-name="Standard"><text:span text:style-name="T125">dig_1, dig_2, dig_3, result</text:span><text:span text:style-name="T126">ado, resultado_1, resultado_2</text:span><text:span text:style-name="T127">:<text:s/></text:span><text:span text:style-name="T128">ENTERO<text:s/></text:span></text:p>
      <text:p text:style-name="P129"/>
      <text:p text:style-name="Standard"><text:span text:style-name="T130">z:= 0:</text:span><text:span text:style-name="T131">ENTERO,CONST</text:span></text:p>
      <text:p text:style-name="P132"/>
      <text:p text:style-name="Standard"><text:span text:style-name="T133">ESCRIBIR</text:span><text:span text:style-name="T134"><text:s/>“</text:span><text:span text:style-name="T135">Ingresa</text:span><text:span text:style-name="T136"><text:s/>un número de tres dígitos, dígito por dígito”<text:s/></text:span></text:p>
      <text:p text:style-name="P137"/>
      <text:p text:style-name="Standard"><text:span text:style-name="T138">LEER</text:span><text:span text:style-name="T139"><text:s/>dig_1</text:span></text:p>
      <text:p text:style-name="P140"/>
      <text:p text:style-name="Standard"><text:span text:style-name="T141">LEER</text:span><text:span text:style-name="T142"><text:s/>dig_2</text:span></text:p>
      <text:p text:style-name="P143"/>
      <text:p text:style-name="Standard"><text:span text:style-name="T144">LEER</text:span><text:span text:style-name="T145"><text:s/>dig_3</text:span></text:p>
      <text:p text:style-name="P146"/>
      <text:p text:style-name="P147">resultado:= dig_3 +1<text:s/></text:p>
      <text:p text:style-name="P148"/>
      <text:p text:style-name="Standard"><text:span text:style-name="T149"><draw:connector draw:type="line" svg:x1="0.06944in" svg:y1="0.02153in" svg:x2="0.06944in" svg:y2="4.23403in" draw:z-index="251659264" draw:id="id1" draw:style-name="a2" draw:name="Conector recto 55" text:anchor-type="paragraph"><svg:title/><svg:desc/></draw:connector></text:span><text:span text:style-name="T150"><text:s text:c="2"/></text:span><text:span text:style-name="T151"><text:s/>SI<text:s/></text:span><text:span text:style-name="T152">resultado ≤ 9<text:s/></text:span><text:span text:style-name="T153">ENTONCES<text:s/></text:span></text:p>
      <text:p text:style-name="P154"/>
      <text:p text:style-name="Standard"><text:span text:style-name="T155"><text:s text:c="8"/></text:span><text:span text:style-name="T156">ESCRIBIR</text:span><text:span text:style-name="T157"><text:s/></text:span><text:span text:style-name="T158">“</text:span><text:span text:style-name="T159">Tu resultado es</text:span><text:span text:style-name="T160">”</text:span><text:span text:style-name="T161">, dig</text:span><text:span text:style-name="T162">_1,</text:span><text:span text:style-name="T163">””</text:span><text:span text:style-name="T164">,</text:span><text:span text:style-name="T165"><text:s/></text:span><text:span text:style-name="T166">dig_2</text:span><text:span text:style-name="T167">””</text:span><text:span text:style-name="T168">,</text:span><text:span text:style-name="T169"><text:s/></text:span><text:span text:style-name="T170">resultado</text:span></text:p>
      <text:p text:style-name="P171"/>
      <text:p text:style-name="P172"><text:s text:c="3"/>DE LO CONTRARIO<text:s/></text:p>
      <text:p text:style-name="P173"><text:s/></text:p>
      <text:p text:style-name="P174"><text:s text:c="8"/>resultado_1:= dig_2 +1<text:s/></text:p>
      <text:p text:style-name="P175"/>
      <text:p text:style-name="Standard"><text:span text:style-name="T176"><draw:connector draw:type="line" svg:x1="0.60972in" svg:y1="0.01042in" svg:x2="0.60972in" svg:y2="2.29375in" draw:z-index="251661312" draw:id="id2" draw:style-name="a3" draw:name="Conector recto 56" text:anchor-type="paragraph"><svg:title/><svg:desc/></draw:connector></text:span><text:span text:style-name="T177"><text:s text:c="11"/></text:span><text:span text:style-name="T178"><text:s text:c="3"/></text:span><text:span text:style-name="T179"><text:s/></text:span><text:span text:style-name="T180">SI</text:span><text:span text:style-name="T181"><text:s/>resultado_1 ≤ 9<text:s/></text:span><text:span text:style-name="T182">ENTONCES<text:s/></text:span></text:p>
      <text:p text:style-name="P183"/>
      <text:p text:style-name="Standard"><text:span text:style-name="T184"><text:s text:c="15"/></text:span><text:span text:style-name="T185"><text:s text:c="5"/></text:span><text:span text:style-name="T186"><text:s/></text:span><text:span text:style-name="T187">ESCRIBIR</text:span><text:span text:style-name="T188"><text:s/></text:span><text:span text:style-name="T189">“</text:span><text:span text:style-name="T190">Tu resultado es</text:span><text:span text:style-name="T191">”</text:span><text:span text:style-name="T192">, dig_1,</text:span><text:span text:style-name="T193">””</text:span><text:span text:style-name="T194">, resultado_1,</text:span><text:span text:style-name="T195">””</text:span><text:span text:style-name="T196">, z<text:s/></text:span></text:p>
      <text:p text:style-name="P197"/>
      <text:p text:style-name="P198"/>
      <text:p text:style-name="Standard"><text:span text:style-name="T199"><text:s text:c="12"/></text:span><text:span text:style-name="T200"><text:s text:c="3"/></text:span><text:span text:style-name="T201">DE LO CONTRARIO<text:s/></text:span></text:p>
      <text:p text:style-name="P202"/>
      <text:p text:style-name="Standard"><text:span text:style-name="T203"><text:s text:c="14"/></text:span><text:span text:style-name="T204"><text:s text:c="6"/></text:span><text:span text:style-name="T205"><text:s/></text:span><text:span text:style-name="T206">resultado_2:= dig_1 +1<text:s/></text:span></text:p>
      <text:p text:style-name="P207"/>
      <text:p text:style-name="Standard"><text:span text:style-name="T208"><text:s text:c="14"/></text:span><text:span text:style-name="T209"><text:s/></text:span><text:span text:style-name="T210"><text:s text:c="6"/></text:span><text:span text:style-name="T211">ESCRIBIR</text:span><text:span text:style-name="T212"><text:s/>“El resultado es”, resultado_2,””, z, z</text:span></text:p>
      <text:p text:style-name="Standard"><text:span text:style-name="T213"><text:s text:c="20"/></text:span><text:span text:style-name="T214"><text:line-break/><text:s text:c="15"/></text:span><text:span text:style-name="T215">FIN SI<text:s/></text:span></text:p>
      <text:p text:style-name="P216"><text:s text:c="2"/></text:p>
      <text:p text:style-name="P217"><text:s text:c="3"/>FIN SI<text:s/></text:p>
      <text:p text:style-name="P218"/>
      <text:p text:style-name="P219"/>
      <text:p text:style-name="Standard"><text:span text:style-name="T220">FIN<text:s/></text:span><text:span text:style-name="T221"><text:s text:c="8"/></text:span></text:p>
      <text:soft-page-break/>
      <text:p text:style-name="P222"><text:span text:style-name="T223"><text:tab/></text:span></text:p>
      <text:list text:style-name="LFO3" text:continue-numbering="true">
        <text:list-item>
          <text:p text:style-name="P224">Primer Pseudocódigo “Suma”<text:s/></text:p>
        </text:list-item>
      </text:list>
      <text:p text:style-name="P225"/>
      <text:p text:style-name="P226">INICIO</text:p>
      <text:p text:style-name="P227"/>
      <text:p text:style-name="Standard"><text:span text:style-name="T228">num_1, resultado:</text:span><text:span text:style-name="T229"><text:s/>ENTERO</text:span></text:p>
      <text:p text:style-name="P230"/>
      <text:p text:style-name="Standard"><text:span text:style-name="T231">ESCRIBIR<text:s/></text:span><text:span text:style-name="T232">“</text:span><text:span text:style-name="T233">Ingresa un número de tres dígitos</text:span><text:span text:style-name="T234">”</text:span></text:p>
      <text:p text:style-name="P235"/>
      <text:p text:style-name="Standard"><text:span text:style-name="T236">LEER<text:s/></text:span><text:span text:style-name="T237">num_1</text:span></text:p>
      <text:p text:style-name="P238"/>
      <text:p text:style-name="P239">resultado:= num_1+1<text:s/></text:p>
      <text:p text:style-name="P240"/>
      <text:p text:style-name="Standard"><text:span text:style-name="T241">ESCRIBIR<text:s/></text:span><text:span text:style-name="T242">“</text:span><text:span text:style-name="T243">Este es tu nuevo número</text:span><text:span text:style-name="T244">”</text:span><text:span text:style-name="T245">,</text:span><text:span text:style-name="T246"><text:s/>resultado<text:s/></text:span></text:p>
      <text:p text:style-name="P247"/>
      <text:p text:style-name="P248">FIN<text:s/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fo:font-size="12pt" style:font-size-asian="12pt" style:font-size-complex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normal" style:font-weight-asian="norma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text:space-before="0in" text:min-label-width="0.25in" style:vertical-pos="middle" style:vertical-rel="line" fo:width="0.1666in" fo:height="0.1666in" text:list-level-position-and-space-mode="label-alignment">
          <style:list-level-label-alignment text:label-followed-by="listtab" fo:margin-left="0.25in" fo:text-indent="-0.25in"/>
        </style:list-level-properties>
      </text:list-level-style-image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902in" text:min-label-width="0.25in" text:list-level-position-and-space-mode="label-alignment">
          <style:list-level-label-alignment text:label-followed-by="listtab" fo:margin-left="0.8402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1.0902in" text:min-label-width="0.25in" text:list-level-position-and-space-mode="label-alignment">
          <style:list-level-label-alignment text:label-followed-by="listtab" fo:margin-left="1.340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902in" text:min-label-width="0.25in" text:list-level-position-and-space-mode="label-alignment">
          <style:list-level-label-alignment text:label-followed-by="listtab" fo:margin-left="1.840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902in" text:min-label-width="0.25in" text:list-level-position-and-space-mode="label-alignment">
          <style:list-level-label-alignment text:label-followed-by="listtab" fo:margin-left="2.340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902in" text:min-label-width="0.25in" text:list-level-position-and-space-mode="label-alignment">
          <style:list-level-label-alignment text:label-followed-by="listtab" fo:margin-left="2.840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902in" text:min-label-width="0.25in" text:list-level-position-and-space-mode="label-alignment">
          <style:list-level-label-alignment text:label-followed-by="listtab" fo:margin-left="3.340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902in" text:min-label-width="0.25in" text:list-level-position-and-space-mode="label-alignment">
          <style:list-level-label-alignment text:label-followed-by="listtab" fo:margin-left="3.840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902in" text:min-label-width="0.25in" text:list-level-position-and-space-mode="label-alignment">
          <style:list-level-label-alignment text:label-followed-by="listtab" fo:margin-left="4.340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902in" text:min-label-width="0.25in" text:list-level-position-and-space-mode="label-alignment">
          <style:list-level-label-alignment text:label-followed-by="listtab" fo:margin-left="4.8402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6">
      <text:list-level-style-image text:level="1" xlink:href="media/image1.gif" xlink:type="simple" xlink:show="embed" xlink:actuate="onLoad">
        <style:list-level-properties text:space-before="0.098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3486in" fo:text-indent="-0.25in"/>
        </style:list-level-properties>
      </text:list-level-style-image>
      <text:list-level-style-bullet text:level="2" text:style-name="WW_CharLFO6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ili</dc:creator>
    <meta:creation-date>2017-10-12T03:07:00Z</meta:creation-date>
    <dc:date>2017-10-12T04:02:00Z</dc:date>
    <meta:template xlink:href="Normal" xlink:type="simple"/>
    <meta:editing-cycles>3</meta:editing-cycles>
    <meta:editing-duration>PT3360S</meta:editing-duration>
    <meta:document-statistic meta:page-count="3" meta:paragraph-count="3" meta:word-count="283" meta:character-count="1842" meta:row-count="13" meta:non-whitespace-character-count="1562"/>
  </office:meta>
</office:document-meta>
</file>